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24-0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23-01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22-01-0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21-03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20-01-07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9-01-0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8-01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7-01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6-08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6-01-0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5-01-0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4-01-08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3-01-08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7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8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6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6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6</text:p>
          </table:table-cell>
          <table:table-cell office:value-type="string" calcext:value-type="string">
            <text:p>MM1536</text:p>
          </table:table-cell>
          <table:table-cell office:value-type="string" calcext:value-type="string">
            <text:p>196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